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ackground-color="#E6E6E6"/>
      <style:text-properties fo:font-size="10pt" style:font-size-asian="10pt" style:font-size-complex="10pt"/>
    </style:style>
    <style:style style:name="ce6" style:family="table-cell" style:parent-style-name="Default" style:data-style-name="N36"/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fo:background-color="#E6E6E6"/>
    </style:style>
    <style:style style:name="ce9" style:family="table-cell" style:parent-style-name="Default" style:data-style-name="N0">
      <style:table-cell-properties style:vertical-align="middle" fo:background-color="#E6E6E6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55" table:default-cell-style-name="ce1"/>
        <table:table-column table:style-name="co4" table:number-columns-repeated="16127" table:default-cell-style-name="ce1"/>
        <table:table-row table:style-name="ro1">
          <table:table-cell office:value-type="string" table:number-columns-spanned="2" table:number-rows-spanned="1" table:style-name="ce9">
            <text:p>Overcast 4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0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Scale Factor</text:p>
          </table:table-cell>
          <table:table-cell office:value-type="float" office:value="1074.3" table:style-name="ce3">
            <text:p>1074.3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1">
          <table:table-cell table:number-columns-spanned="6" table:number-rows-spanned="2" table:style-name="ce10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1">
            <text:p>Camera Dat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5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focal length</text:p>
          </table:table-cell>
          <table:table-cell office:value-type="string" table:style-name="ce1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10"/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5">
            <text:p>time</text:p>
          </table:table-cell>
          <table:table-cell office:value-type="time" office:time-value="PT9H45M0.000S" table:style-name="ce6">
            <text:p>09:45: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date" office:date-value="2013-04-08T00:00:00" table:style-name="ce7">
            <text:p>8. Apr. 2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UTC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latitude</text:p>
          </table:table-cell>
          <table:table-cell office:value-type="string" table:style-name="ce1">
            <text:p>49 15' 26.704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longitude</text:p>
          </table:table-cell>
          <table:table-cell office:value-type="string" table:style-name="ce1">
            <text:p>7 2' 47.925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altitude</text:p>
          </table:table-cell>
          <table:table-cell office:value-type="float" office:value="230.1" table:style-name="ce1">
            <text:p>230.1</text:p>
          </table:table-cell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10"/>
          <table:covered-table-cell/>
          <table:table-cell table:number-columns-repeated="16382"/>
        </table:table-row>
        <table:table-row table:style-name="ro1">
          <table:table-cell table:style-name="ce1"/>
          <table:table-cell office:value-type="string" table:style-name="ce5">
            <text:p>Clockwis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mera Azimuth</text:p>
          </table:table-cell>
          <table:table-cell office:value-type="float" office:value="243" table:style-name="ce1">
            <text:p>243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 Azimuth</text:p>
          </table:table-cell>
          <table:table-cell office:value-type="float" office:value="124.92" table:style-name="ce1">
            <text:p>124.9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 Elevation</text:p>
          </table:table-cell>
          <table:table-cell office:value-type="float" office:value="34.93" table:style-name="ce1">
            <text:p>34.93</text:p>
          </table:table-cell>
          <table:table-cell table:number-columns-repeated="16382"/>
        </table:table-row>
        <table:table-row table:number-rows-repeated="11" table:style-name="ro1">
          <table:table-cell table:number-columns-repeated="16384" table:style-name="ce1"/>
        </table:table-row>
        <table:table-row table:number-rows-repeated="1048544" table:style-name="ro3">
          <table:table-cell table:number-columns-repeated="16384"/>
        </table:table-row>
      </table:table>
      <table:table table:name="Лист2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date-style style:name="N37">
      <number:day/>
      <number:text>. </number:text>
      <number:month number:textual="true"/>
      <number:text>. </number:text>
      <number:year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Страница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3T19:40:54Z</meta:creation-date>
    <dc:date>2015-02-17T17:26:41Z</dc:date>
    <meta:editing-cycles>30</meta:editing-cycles>
    <meta:editing-duration>PT0S</meta:editing-duration>
  </office:meta>
</office:document-meta>
</file>